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9ccb4"/>
    </style:style>
    <style:style style:name="T1" style:family="text">
      <style:text-properties officeooo:rsid="0009cc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tudiant 1, Ezio :</text:p>
      <text:p text:style-name="Standard"><text:tab/>Supervision globale, direction technique</text:p>
      <text:p text:style-name="Standard"><text:tab/>Rédaction du cahier de projet et du planning d’avancement</text:p>
      <text:p text:style-name="Standard"><text:tab/>Développement du tracker, SAUF bibliothèque GPRS</text:p>
      <text:p text:style-name="Standard"/>
      <text:p text:style-name="Standard">Etudiant 2, Sylvain :</text:p>
      <text:p text:style-name="Standard"><text:tab/><text:span text:style-name="T1">Formation au react-native</text:span></text:p>
      <text:p text:style-name="Standard"><text:tab/>Développement d’une application mobile</text:p>
      <text:p text:style-name="Standard"/>
      <text:p text:style-name="P1">Etudiant 3, Théo :</text:p>
      <text:p text:style-name="P1"><text:tab/>Développement de la bibliothèque GPRS pour l’embarqué</text:p>
      <text:p text:style-name="P1"><text:tab/>Mise en oeuvre des serveurs</text:p>
      <text:p text:style-name="P1"><text:tab/>Développement de l’API</text:p>
      <text:p text:style-name="P1"/>
      <text:p text:style-name="Standard">Etudiant 4, Zoubir :</text:p>
      <text:p text:style-name="Standard"><text:tab/>Développement de l’IHM Web</text:p>
      <text:p text:style-name="Standard"><text:tab/>Supervision et contrôle de la stratégie de sécurisation des données et des échange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3:47.400462330</meta:creation-date>
    <dc:date>2023-01-25T12:35:54.066999318</dc:date>
    <meta:editing-duration>PT2M7S</meta:editing-duration>
    <meta:editing-cycles>1</meta:editing-cycles>
    <meta:document-statistic meta:table-count="0" meta:image-count="0" meta:object-count="0" meta:page-count="1" meta:paragraph-count="14" meta:word-count="74" meta:character-count="506" meta:non-whitespace-character-count="436"/>
    <meta:generator>LibreOffice/7.0.4.2$Linux_X86_64 LibreOffice_project/00$Build-2</meta:generator>
  </office:meta>
</office:document-meta>
</file>